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24cm"/>
    </style:style>
    <style:style style:name="co2" style:family="table-column">
      <style:table-column-properties fo:break-before="auto" style:column-width="26.95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Array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>
            <text:p>S.No</text:p>
          </table:table-cell>
          <table:table-cell office:value-type="string">
            <text:p>Qutions</text:p>
          </table:table-cell>
          <table:table-cell office:value-type="string">
            <text:p>Remark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given an array A[] of n numbers and another number x, determines whether or not there exist two elements in S whose sum is exactly x.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jority Element: A majority element in an array A[] of size n is an element that appears more than n/2 times (and hence there is at most one such element).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here are two sorted arrays. First one is of size m+n containing only m elements. Another one is of size n and contains n elements. Merge these two arrays into the first array of size m+n such that the output is sorted.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here are 2 sorted arrays A and B of size n each. Write an algorithm to find the median of the array obtained after merging the above 2 arrays(i.e. array of length 2n). The complexity should be O(log(n)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esh </meta:initial-creator>
    <meta:creation-date>2012-08-15T00:46:48</meta:creation-date>
    <dc:date>2012-08-16T10:12:01</dc:date>
    <dc:creator>Divesh </dc:creator>
    <meta:editing-duration>P1DT9H18M41S</meta:editing-duration>
    <meta:editing-cycles>4</meta:editing-cycles>
    <meta:generator>LibreOffice/3.5$Linux_x86 LibreOffice_project/350m1$Build-202</meta:generator>
    <meta:document-statistic meta:table-count="3" meta:cell-count="34" meta:object-count="0"/>
  </office:meta>
</office:document-meta>
</file>